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7.8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# d_items → chartevents</text:p>
          </table:table-cell>
          <table:table-cell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arterial BP mean(CV)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arterial BP mean(MV)</text:p>
          </table:table-cell>
          <table:table-cell office:value-type="float" office:value="220052" calcext:value-type="float">
            <text:p>220052</text:p>
          </table:table-cell>
        </table:table-row>
        <table:table-row table:style-name="ro1">
          <table:table-cell office:value-type="string" calcext:value-type="string">
            <text:p>heart rate(CV)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heart rate(MV)</text:p>
          </table:table-cell>
          <table:table-cell office:value-type="float" office:value="220045" calcext:value-type="float">
            <text:p>220045</text:p>
          </table:table-cell>
        </table:table-row>
        <table:table-row table:style-name="ro1">
          <table:table-cell office:value-type="string" calcext:value-type="string">
            <text:p>respiration rate(CV)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string" calcext:value-type="string">
            <text:p>respiration rate(MV)</text:p>
          </table:table-cell>
          <table:table-cell office:value-type="float" office:value="220210" calcext:value-type="float">
            <text:p>220210</text:p>
          </table:table-cell>
        </table:table-row>
        <table:table-row table:style-name="ro1">
          <table:table-cell office:value-type="string" calcext:value-type="string">
            <text:p>temperature(CV)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string" calcext:value-type="string">
            <text:p>temperature(MV)</text:p>
          </table:table-cell>
          <table:table-cell office:value-type="float" office:value="223761" calcext:value-type="float">
            <text:p>2237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2T10:38:49.653343425</meta:creation-date>
    <dc:date>2019-07-22T10:44:42.980491618</dc:date>
    <meta:editing-duration>PT5M54S</meta:editing-duration>
    <meta:editing-cycles>2</meta:editing-cycles>
    <meta:generator>LibreOffice/6.0.7.3$Linux_X86_64 LibreOffice_project/00m0$Build-3</meta:generator>
    <meta:document-statistic meta:table-count="1" meta:cell-count="19" meta:object-count="0"/>
  </office:meta>
</office:document-meta>
</file>